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45cm" fo:min-width="0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872cm" fo:min-width="18.5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="solid" draw:fill-color="#ff860d" draw:textarea-horizontal-align="justify" draw:textarea-vertical-align="middle" draw:auto-grow-height="false" fo:min-height="6.417cm" fo:min-width="7.358cm" loext:decorative="false"/>
      <style:paragraph-properties style:writing-mode="lr-tb"/>
    </style:style>
    <style:style style:name="gr5" style:family="graphic" style:parent-style-name="standard">
      <style:graphic-properties draw:fill="solid" draw:fill-color="#ff860d" draw:textarea-horizontal-align="justify" draw:textarea-vertical-align="middle" draw:auto-grow-height="false" fo:min-height="6.417cm" fo:min-width="7.357cm" loext:decorative="false"/>
      <style:paragraph-properties style:writing-mode="lr-tb"/>
    </style:style>
    <style:style style:name="gr6" style:family="graphic" style:parent-style-name="standard">
      <style:graphic-properties draw:fill="solid" draw:fill-color="#ff860d" draw:textarea-horizontal-align="justify" draw:textarea-vertical-align="middle" draw:auto-grow-height="false" fo:min-height="6.417cm" fo:min-width="8.31cm" loext:decorative="false"/>
      <style:paragraph-properties style:writing-mode="lr-tb"/>
    </style:style>
    <style:style style:name="gr7" style:family="graphic" style:parent-style-name="standard">
      <style:graphic-properties draw:fill="solid" draw:fill-color="#ff860d" draw:textarea-horizontal-align="justify" draw:textarea-vertical-align="middle" draw:auto-grow-height="false" fo:min-height="6.417cm" fo:min-width="8.31cm" loext:glow-radius="0cm" loext:decorative="fals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Стили_20_стрелок_20_2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standard">
      <style:graphic-properties draw:fill="solid" draw:fill-color="#fff5ce" draw:textarea-horizontal-align="justify" draw:textarea-vertical-align="middle" draw:auto-grow-height="false" fo:min-height="12.249cm" fo:min-width="7.237cm" fo:wrap-option="wrap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54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margin-top="0.42cm" fo:margin-bottom="0.35cm" fo:text-align="center"/>
      <style:text-properties fo:font-size="36pt" style:font-size-asian="54pt" style:font-size-complex="54pt"/>
    </style:style>
    <style:style style:name="P6" style:family="paragraph">
      <loext:graphic-properties draw:fill="solid" draw:fill-color="#ff860d"/>
      <style:paragraph-properties fo:margin-top="0.42cm" fo:margin-bottom="0.35cm" fo:text-align="center"/>
      <style:text-properties fo:font-size="36pt" style:font-size-asian="54pt" style:font-size-complex="54pt"/>
    </style:style>
    <style:style style:name="P7" style:family="paragraph">
      <style:paragraph-properties fo:margin-top="0.42cm" fo:margin-bottom="0.35cm" fo:text-align="center"/>
      <style:text-properties fo:font-size="36pt" style:font-size-asian="10pt" style:font-size-complex="10pt"/>
    </style:style>
    <style:style style:name="P8" style:family="paragraph">
      <loext:graphic-properties draw:fill="solid" draw:fill-color="#ff860d"/>
      <style:paragraph-properties fo:margin-top="0.42cm" fo:margin-bottom="0.35cm" fo:text-align="center"/>
      <style:text-properties fo:font-size="36pt" style:font-size-asian="10pt" style:font-size-complex="10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860d"/>
      <style:paragraph-properties fo:margin-top="0.42cm" fo:margin-bottom="0.35cm"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5ce"/>
      <style:paragraph-properties fo:margin-top="0.42cm" fo:margin-bottom="0.35cm" fo:text-align="center"/>
      <style:text-properties fo:font-size="10pt" style:font-size-asian="10pt" style:font-size-complex="10pt"/>
    </style:style>
    <style:style style:name="P13" style:family="paragraph">
      <style:paragraph-properties fo:margin-top="0.42cm" fo:margin-bottom="0.35cm" fo:text-align="center"/>
      <style:text-properties fo:font-size="24pt" style:font-size-asian="10pt" style:font-size-complex="10pt"/>
    </style:style>
    <style:style style:name="P14" style:family="paragraph">
      <loext:graphic-properties draw:fill="solid" draw:fill-color="#fff5ce"/>
      <style:paragraph-properties fo:margin-top="0.42cm" fo:margin-bottom="0.35cm" fo:text-align="center"/>
      <style:text-properties fo:font-size="24pt" style:font-size-asian="10pt" style:font-size-complex="1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font-size-asian="54pt" style:font-size-complex="54pt"/>
    </style:style>
    <style:style style:name="T4" style:family="text">
      <style:text-properties fo:font-size="36pt" style:font-size-asian="54pt" style:font-size-complex="5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size-asian="10pt" style:font-weight-asian="bold" style:font-size-complex="10pt" style:font-weight-complex="bold"/>
    </style:style>
    <style:style style:name="T8" style:family="text">
      <style:text-properties style:font-size-asian="10pt" style:font-size-complex="10pt"/>
    </style:style>
    <style:style style:name="T9" style:family="text">
      <style:text-properties fo:font-size="24pt" fo:font-weight="bold" style:font-size-asian="10pt" style:font-weight-asian="bold" style:font-size-complex="10pt" style:font-weight-complex="bold"/>
    </style:style>
    <style:style style:name="T10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30.228cm" svg:height="7.895cm" svg:x="26.935cm" svg:y="6.714cm">
          <draw:text-box>
            <text:p text:style-name="P1"><text:span text:style-name="T1">Структура запроса</text:span></text:p>
          </draw:text-box>
        </draw:frame>
        <draw:custom-shape draw:style-name="gr2" draw:text-style-name="P4" draw:layer="layout" svg:width="19.05cm" svg:height="6.122cm" draw:transform="skewX (0.00471238898038469) rotate (0.00471238898038469) translate (32.524cm 12.429cm)">
          <text:p text:style-name="P3"><text:span text:style-name="T2">Запрос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6" draw:layer="layout" svg:width="7.858cm" svg:height="6.667cm" svg:x="1.317cm" svg:y="21.716cm">
            <text:p text:style-name="P5"><text:span text:style-name="T3">Ясность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7.858cm" svg:height="6.667cm" svg:x="11.636cm" svg:y="21.716cm">
            <text:p text:style-name="P7"><text:span text:style-name="T3">Объектное описание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7.857cm" svg:height="6.667cm" svg:x="21.955cm" svg:y="21.716cm">
            <text:p text:style-name="P5"><text:span text:style-name="T3">Сцена и окружение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7.858cm" svg:height="6.667cm" svg:x="32.273cm" svg:y="21.716cm">
            <text:p text:style-name="P5"><text:span text:style-name="T3">Стиль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8.81cm" svg:height="6.667cm" svg:x="42.115cm" svg:y="21.716cm">
            <text:p text:style-name="P5"><text:span text:style-name="T3">Композиц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8.81cm" svg:height="6.667cm" svg:x="52.434cm" svg:y="21.716cm">
            <text:p text:style-name="P5"><text:span text:style-name="T3">Свет и тен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8.81cm" svg:height="6.667cm" svg:x="62.752cm" svg:y="21.716cm">
            <text:p text:style-name="P9"><text:span text:style-name="T4">Цифровая спецификаци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0" draw:layer="layout" svg:width="8.81cm" svg:height="6.667cm" svg:x="73.071cm" svg:y="21.716cm">
            <text:p text:style-name="P9"><text:span text:style-name="T4">Отрицательн-ая подсказка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11" draw:layer="layout" svg:x1="41.639cm" svg:y1="18.461cm" svg:x2="5.444cm" svg:y2="21.636cm">
          <text:p/>
        </draw:line>
        <draw:line draw:style-name="gr8" draw:text-style-name="P11" draw:layer="layout" svg:x1="41.639cm" svg:y1="18.461cm" svg:x2="15.921cm" svg:y2="21.636cm">
          <text:p/>
        </draw:line>
        <draw:line draw:style-name="gr8" draw:text-style-name="P11" draw:layer="layout" svg:x1="41.692cm" svg:y1="18.524cm" svg:x2="25.764cm" svg:y2="21.636cm">
          <text:p/>
        </draw:line>
        <draw:line draw:style-name="gr8" draw:text-style-name="P11" draw:layer="layout" svg:x1="41.692cm" svg:y1="18.524cm" svg:x2="36.559cm" svg:y2="21.636cm">
          <text:p/>
        </draw:line>
        <draw:line draw:style-name="gr8" draw:text-style-name="P11" draw:layer="layout" svg:x1="41.692cm" svg:y1="18.524cm" svg:x2="46.084cm" svg:y2="21.636cm">
          <text:p/>
        </draw:line>
        <draw:line draw:style-name="gr8" draw:text-style-name="P11" draw:layer="layout" svg:x1="41.692cm" svg:y1="18.524cm" svg:x2="56.879cm" svg:y2="21.636cm">
          <text:p/>
        </draw:line>
        <draw:line draw:style-name="gr8" draw:text-style-name="P11" draw:layer="layout" svg:x1="41.692cm" svg:y1="18.524cm" svg:x2="67.356cm" svg:y2="21.636cm">
          <text:p/>
        </draw:line>
        <draw:line draw:style-name="gr8" draw:text-style-name="P11" draw:layer="layout" svg:x1="41.692cm" svg:y1="18.524cm" svg:x2="77.516cm" svg:y2="21.636cm">
          <text:p/>
        </draw:line>
        <draw:custom-shape draw:style-name="gr9" draw:text-style-name="P12" draw:layer="layout" svg:width="8.573cm" svg:height="13.335cm" svg:x="1.316cm" svg:y="29.891cm">
          <text:p text:style-name="P9"><text:span text:style-name="T5">Суть:</text:span><text:span text:style-name="T6"> Слова из этой категории дают модели прямой указатель на то, что в картинке должно быть высокое пространственное разрешение и минимум размытости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12.111cm" svg:y="29.891cm">
          <text:p text:style-name="P13"><text:span text:style-name="T7">Суть:</text:span><text:span text:style-name="T8"> Глаголы и существительные, которые буквально «рассказывают» модели, что должно быть нарисовано и какими чертами это обладает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2" draw:layer="layout" svg:width="8.573cm" svg:height="13.335cm" svg:x="22.588cm" svg:y="29.891cm">
          <text:p text:style-name="P9"><text:span text:style-name="T9">Суть:</text:span><text:span text:style-name="T10"> Слова, задающие место действия, исторический или атмосферный фон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32.431cm" svg:y="29.891cm">
          <text:p text:style-name="P13"><text:span text:style-name="T7">Суть:</text:span><text:span text:style-name="T8"> Определяет эстетический язык изображения: от имитации конкретного художника до общей визуальной школы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42.909cm" svg:y="29.891cm">
          <text:p text:style-name="P13"><text:span text:style-name="T7">Суть:</text:span><text:span text:style-name="T8"> Термины кадрирования и гармонии кадра — правило третей, симметрия, ведущие линии, глубокий план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53.386cm" svg:y="29.891cm">
          <text:p text:style-name="P13"><text:span text:style-name="T7">Суть:</text:span><text:span text:style-name="T8"> Определяет источник, качество и температуру света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63.546cm" svg:y="29.891cm">
          <text:p text:style-name="P13"><text:span text:style-name="T7">Суть:</text:span><text:span text:style-name="T8"> Технические теги, требующие от модели максимума детализации и «студийного» качества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14" draw:layer="layout" svg:width="8.573cm" svg:height="13.335cm" svg:x="73.706cm" svg:y="29.891cm">
          <text:p text:style-name="P13"><text:span text:style-name="T7">Суть:</text:span><text:span text:style-name="T8"> Слова-исключения, которые помещают в negative-prompt (или после --no в Midjourney).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8" draw:text-style-name="P11" draw:layer="layout" svg:x1="77.516cm" svg:y1="29.891cm" svg:x2="77.516cm" svg:y2="28.304cm">
          <text:p/>
        </draw:line>
        <draw:line draw:style-name="gr8" draw:text-style-name="P11" draw:layer="layout" svg:x1="67.039cm" svg:y1="29.891cm" svg:x2="67.039cm" svg:y2="28.304cm">
          <text:p/>
        </draw:line>
        <draw:line draw:style-name="gr8" draw:text-style-name="P11" draw:layer="layout" svg:x1="56.561cm" svg:y1="29.891cm" svg:x2="56.561cm" svg:y2="28.304cm">
          <text:p/>
        </draw:line>
        <draw:line draw:style-name="gr8" draw:text-style-name="P11" draw:layer="layout" svg:x1="46.401cm" svg:y1="29.891cm" svg:x2="46.401cm" svg:y2="28.304cm">
          <text:p/>
        </draw:line>
        <draw:line draw:style-name="gr8" draw:text-style-name="P11" draw:layer="layout" svg:x1="35.924cm" svg:y1="29.891cm" svg:x2="35.924cm" svg:y2="28.304cm">
          <text:p/>
        </draw:line>
        <draw:line draw:style-name="gr8" draw:text-style-name="P11" draw:layer="layout" svg:x1="25.763cm" svg:y1="29.891cm" svg:x2="25.763cm" svg:y2="28.304cm">
          <text:p/>
        </draw:line>
        <draw:line draw:style-name="gr8" draw:text-style-name="P11" draw:layer="layout" svg:x1="15.285cm" svg:y1="29.891cm" svg:x2="15.285cm" svg:y2="28.304cm">
          <text:p/>
        </draw:line>
        <draw:line draw:style-name="gr8" draw:text-style-name="P11" draw:layer="layout" svg:x1="4.808cm" svg:y1="29.891cm" svg:x2="4.808cm" svg:y2="28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5T08:55:28.631975200</meta:creation-date>
    <dc:date>2025-05-25T09:39:07.637269000</dc:date>
    <meta:editing-duration>PT28S</meta:editing-duration>
    <meta:editing-cycles>1</meta:editing-cycles>
    <meta:document-statistic meta:object-count="35"/>
    <meta:generator>LibreOffice/25.2.3.2$Windows_X86_64 LibreOffice_project/bbb074479178df812d175f709636b368952c2ce3</meta:generator>
  </office:meta>
</office:document-meta>
</file>